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c2b25" officeooo:paragraph-rsid="001c2b25" style:font-weight-asian="bold" style:font-weight-complex="bold"/>
    </style:style>
    <style:style style:name="P2" style:family="paragraph" style:parent-style-name="Standard">
      <style:text-properties fo:font-weight="bold" officeooo:rsid="0021190a" officeooo:paragraph-rsid="0021190a" style:font-weight-asian="bold" style:font-weight-complex="bold"/>
    </style:style>
    <style:style style:name="P3" style:family="paragraph" style:parent-style-name="Standard">
      <style:text-properties fo:font-weight="bold" officeooo:rsid="0022abb1" officeooo:paragraph-rsid="0022abb1" style:font-weight-asian="bold" style:font-weight-complex="bold"/>
    </style:style>
    <style:style style:name="P4" style:family="paragraph" style:parent-style-name="Standard">
      <style:text-properties fo:font-weight="bold" officeooo:rsid="002c4279" officeooo:paragraph-rsid="002c4279" style:font-weight-asian="bold" style:font-weight-complex="bold"/>
    </style:style>
    <style:style style:name="P5" style:family="paragraph" style:parent-style-name="Standard">
      <style:text-properties fo:font-weight="bold" officeooo:rsid="00316947" officeooo:paragraph-rsid="00316947" style:font-weight-asian="bold" style:font-weight-complex="bold"/>
    </style:style>
    <style:style style:name="P6" style:family="paragraph" style:parent-style-name="Standard">
      <style:text-properties fo:font-weight="bold" officeooo:rsid="00381fe1" officeooo:paragraph-rsid="00381fe1" style:font-weight-asian="bold" style:font-weight-complex="bold"/>
    </style:style>
    <style:style style:name="P7" style:family="paragraph" style:parent-style-name="Standard">
      <style:text-properties fo:font-weight="bold" officeooo:rsid="003b41bd" officeooo:paragraph-rsid="003b41bd" style:font-weight-asian="bold" style:font-weight-complex="bold"/>
    </style:style>
    <style:style style:name="P8" style:family="paragraph" style:parent-style-name="Standard">
      <style:text-properties fo:font-weight="normal" officeooo:rsid="001c2b25" officeooo:paragraph-rsid="001c2b25" style:font-weight-asian="normal" style:font-weight-complex="normal"/>
    </style:style>
    <style:style style:name="P9" style:family="paragraph" style:parent-style-name="Standard">
      <style:text-properties fo:font-weight="normal" officeooo:rsid="001e3645" officeooo:paragraph-rsid="001c2b25" style:font-weight-asian="normal" style:font-weight-complex="normal"/>
    </style:style>
    <style:style style:name="P10" style:family="paragraph" style:parent-style-name="Standard">
      <style:text-properties fo:font-weight="normal" officeooo:rsid="001e3645" officeooo:paragraph-rsid="001e3645" style:font-weight-asian="normal" style:font-weight-complex="normal"/>
    </style:style>
    <style:style style:name="P11" style:family="paragraph" style:parent-style-name="Standard">
      <style:text-properties fo:font-weight="normal" officeooo:rsid="001e6970" officeooo:paragraph-rsid="001e6970" style:font-weight-asian="normal" style:font-weight-complex="normal"/>
    </style:style>
    <style:style style:name="P12" style:family="paragraph" style:parent-style-name="Standard">
      <style:text-properties fo:font-weight="normal" officeooo:rsid="0021190a" officeooo:paragraph-rsid="0021190a" style:font-weight-asian="normal" style:font-weight-complex="normal"/>
    </style:style>
    <style:style style:name="P13" style:family="paragraph" style:parent-style-name="Standard">
      <style:text-properties fo:font-weight="normal" officeooo:rsid="00219220" officeooo:paragraph-rsid="00219220" style:font-weight-asian="normal" style:font-weight-complex="normal"/>
    </style:style>
    <style:style style:name="P14" style:family="paragraph" style:parent-style-name="Standard">
      <style:text-properties fo:font-weight="normal" officeooo:rsid="0023872b" officeooo:paragraph-rsid="0023872b" style:font-weight-asian="normal" style:font-weight-complex="normal"/>
    </style:style>
    <style:style style:name="P15" style:family="paragraph" style:parent-style-name="Standard">
      <style:text-properties fo:font-weight="normal" officeooo:rsid="002e0467" officeooo:paragraph-rsid="002e0467" style:font-weight-asian="normal" style:font-weight-complex="normal"/>
    </style:style>
    <style:style style:name="P16" style:family="paragraph" style:parent-style-name="Standard">
      <style:text-properties fo:font-weight="normal" officeooo:rsid="00316947" officeooo:paragraph-rsid="00316947" style:font-weight-asian="normal" style:font-weight-complex="normal"/>
    </style:style>
    <style:style style:name="P17" style:family="paragraph" style:parent-style-name="Standard">
      <style:text-properties fo:font-weight="normal" officeooo:rsid="00316947" officeooo:paragraph-rsid="003317eb" style:font-weight-asian="normal" style:font-weight-complex="normal"/>
    </style:style>
    <style:style style:name="P18" style:family="paragraph" style:parent-style-name="Standard">
      <style:text-properties fo:font-weight="normal" officeooo:rsid="00316947" officeooo:paragraph-rsid="00346cf1" style:font-weight-asian="normal" style:font-weight-complex="normal"/>
    </style:style>
    <style:style style:name="P19" style:family="paragraph" style:parent-style-name="Standard">
      <style:text-properties officeooo:rsid="001ce60a" officeooo:paragraph-rsid="001ce60a"/>
    </style:style>
    <style:style style:name="P20" style:family="paragraph" style:parent-style-name="Standard">
      <style:text-properties officeooo:paragraph-rsid="00297d02"/>
    </style:style>
    <style:style style:name="P21" style:family="paragraph" style:parent-style-name="Standard">
      <style:text-properties officeooo:paragraph-rsid="0038957d"/>
    </style:style>
    <style:style style:name="P22" style:family="paragraph" style:parent-style-name="Text_20_body">
      <style:text-properties officeooo:paragraph-rsid="00265d2e"/>
    </style:style>
    <style:style style:name="P23" style:family="paragraph" style:parent-style-name="Text_20_body">
      <style:text-properties fo:font-weight="normal" officeooo:rsid="001c2b25" officeooo:paragraph-rsid="001c2b25" style:font-weight-asian="normal" style:font-weight-complex="normal"/>
    </style:style>
    <style:style style:name="P24" style:family="paragraph" style:parent-style-name="Preformatted_20_Text">
      <style:text-properties fo:font-size="8pt" fo:font-weight="bold" officeooo:rsid="0022abb1" officeooo:paragraph-rsid="0022abb1" style:font-size-asian="8pt" style:font-weight-asian="bold" style:font-size-complex="8pt" style:font-weight-complex="bold"/>
    </style:style>
    <style:style style:name="P25" style:family="paragraph" style:parent-style-name="Preformatted_20_Text">
      <style:paragraph-properties fo:margin-top="0in" fo:margin-bottom="0.1965in" style:contextual-spacing="false"/>
      <style:text-properties fo:font-size="8pt" style:font-size-asian="8pt" style:font-size-complex="8pt"/>
    </style:style>
    <style:style style:name="P26" style:family="paragraph" style:parent-style-name="Standard" style:list-style-name="L1">
      <style:text-properties fo:font-weight="normal" officeooo:rsid="001e3645" officeooo:paragraph-rsid="001e3645" style:font-weight-asian="normal" style:font-weight-complex="normal"/>
    </style:style>
    <style:style style:name="P27" style:family="paragraph" style:parent-style-name="Standard" style:list-style-name="L1">
      <style:text-properties fo:font-weight="normal" officeooo:rsid="001e6970" officeooo:paragraph-rsid="001e6970" style:font-weight-asian="normal" style:font-weight-complex="normal"/>
    </style:style>
    <style:style style:name="P28" style:family="paragraph" style:parent-style-name="Standard">
      <style:text-properties fo:font-weight="normal" officeooo:rsid="001c2b25" officeooo:paragraph-rsid="001c2b25" style:font-weight-asian="normal" style:font-weight-complex="normal"/>
    </style:style>
    <style:style style:name="P29" style:family="paragraph" style:parent-style-name="Standard">
      <style:text-properties fo:font-weight="normal" officeooo:rsid="004484b5" officeooo:paragraph-rsid="004484b5" style:font-weight-asian="normal" style:font-weight-complex="normal"/>
    </style:style>
    <style:style style:name="P30" style:family="paragraph" style:parent-style-name="Standard">
      <style:text-properties fo:font-size="12pt" style:font-size-asian="12pt" style:font-size-complex="12pt"/>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font-weight="bold" officeooo:rsid="004097cc" officeooo:paragraph-rsid="004097cc" style:font-weight-asian="bold" style:font-weight-complex="bold"/>
    </style:style>
    <style:style style:name="P33" style:family="paragraph" style:parent-style-name="Text_20_body">
      <style:text-properties fo:font-weight="bold" officeooo:rsid="00265d2e" officeooo:paragraph-rsid="00265d2e" style:font-weight-asian="bold" style:font-weight-complex="bold"/>
    </style:style>
    <style:style style:name="P34" style:family="paragraph" style:parent-style-name="Text_20_body">
      <style:text-properties fo:font-weight="bold" officeooo:rsid="004eb5c4" officeooo:paragraph-rsid="004eb5c4" style:font-weight-asian="bold" style:font-weight-complex="bold"/>
    </style:style>
    <style:style style:name="P35" style:family="paragraph" style:parent-style-name="Text_20_body">
      <style:text-properties fo:font-weight="bold" officeooo:rsid="005186bf" officeooo:paragraph-rsid="005186bf" style:font-weight-asian="bold" style:font-weight-complex="bold"/>
    </style:style>
    <style:style style:name="P36" style:family="paragraph" style:parent-style-name="Text_20_body">
      <style:text-properties fo:font-weight="bold" officeooo:rsid="005641ec" officeooo:paragraph-rsid="005641ec" style:font-weight-asian="bold" style:font-weight-complex="bold"/>
    </style:style>
    <style:style style:name="P37" style:family="paragraph" style:parent-style-name="Text_20_body">
      <style:text-properties officeooo:rsid="00496eb6" officeooo:paragraph-rsid="00496eb6"/>
    </style:style>
    <style:style style:name="P38" style:family="paragraph" style:parent-style-name="Text_20_body">
      <style:text-properties style:text-underline-style="solid" style:text-underline-type="double" style:text-underline-width="auto" style:text-underline-color="font-color" officeooo:rsid="004ce799" officeooo:paragraph-rsid="004ce799"/>
    </style:style>
    <style:style style:name="P39" style:family="paragraph" style:parent-style-name="Text_20_body">
      <style:text-properties fo:font-weight="normal" style:font-weight-asian="normal" style:font-weight-complex="normal"/>
    </style:style>
    <style:style style:name="T1" style:family="text">
      <style:text-properties fo:font-size="12pt" style:font-size-asian="12pt" style:font-size-complex="12pt"/>
    </style:style>
    <style:style style:name="T2" style:family="text">
      <style:text-properties fo:font-size="12pt" officeooo:rsid="00297d02" style:font-size-asian="12pt" style:font-size-complex="12pt"/>
    </style:style>
    <style:style style:name="T3" style:family="text">
      <style:text-properties fo:font-size="12pt" officeooo:rsid="002eeb4d" style:font-size-asian="12pt" style:font-size-complex="12pt"/>
    </style:style>
    <style:style style:name="T4" style:family="text">
      <style:text-properties fo:font-size="12pt" officeooo:rsid="00306953" style:font-size-asian="12pt" style:font-size-complex="12pt"/>
    </style:style>
    <style:style style:name="T5" style:family="text">
      <style:text-properties fo:font-size="12pt" officeooo:rsid="00346cf1" style:font-size-asian="12pt" style:font-size-complex="12pt"/>
    </style:style>
    <style:style style:name="T6" style:family="text">
      <style:text-properties fo:font-size="12pt" officeooo:rsid="003557d6" style:font-size-asian="12pt" style:font-size-complex="12pt"/>
    </style:style>
    <style:style style:name="T7" style:family="text">
      <style:text-properties fo:font-size="12pt" officeooo:rsid="00362457" style:font-size-asian="12pt" style:font-size-complex="12pt"/>
    </style:style>
    <style:style style:name="T8" style:family="text">
      <style:text-properties fo:font-size="12pt" fo:font-weight="bold" officeooo:rsid="00346cf1" style:font-size-asian="12pt" style:font-weight-asian="bold" style:font-size-complex="12pt" style:font-weight-complex="bold"/>
    </style:style>
    <style:style style:name="T9" style:family="text">
      <style:text-properties officeooo:rsid="00265d2e"/>
    </style:style>
    <style:style style:name="T10" style:family="text">
      <style:text-properties fo:font-weight="bold" style:font-weight-asian="bold" style:font-weight-complex="bold"/>
    </style:style>
    <style:style style:name="T11" style:family="text">
      <style:text-properties officeooo:rsid="0027598d"/>
    </style:style>
    <style:style style:name="T12" style:family="text">
      <style:text-properties fo:font-weight="normal" style:font-weight-asian="normal" style:font-weight-complex="normal"/>
    </style:style>
    <style:style style:name="T13" style:family="text">
      <style:text-properties fo:font-weight="normal" officeooo:rsid="0027598d" style:font-weight-asian="normal" style:font-weight-complex="normal"/>
    </style:style>
    <style:style style:name="T14" style:family="text">
      <style:text-properties fo:font-weight="normal" officeooo:rsid="0038957d" style:font-weight-asian="normal" style:font-weight-complex="normal"/>
    </style:style>
    <style:style style:name="T15" style:family="text">
      <style:text-properties officeooo:rsid="003b41bd"/>
    </style:style>
    <style:style style:name="T16" style:family="text">
      <style:text-properties officeooo:rsid="0044ce22"/>
    </style:style>
    <style:style style:name="T17" style:family="text">
      <style:text-properties officeooo:rsid="004e54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9"><text:a xlink:type="simple" xlink:href="https://medium.com/@ageitgey/machine-learning-is-fun-80ea3ec3c471#.bmsnv1z20">https://medium.com/@ageitgey/machine-learning-is-fun-80ea3ec3c471#.bmsnv1z20</text:a></text:p>
      <text:p text:style-name="P19"/>
      <text:p text:style-name="P1">Machine Learning</text:p>
      <text:p text:style-name="P8"/>
      <text:p text:style-name="P8">Writing generic algorithms based on the past data, instead of writing custom code for a particular scenarios.</text:p>
      <text:p text:style-name="P9"/>
      <text:p text:style-name="P10">Two kinds of ML algorithms.</text:p>
      <text:list xml:id="list4827418223652724027" text:style-name="L1">
        <text:list-item>
          <text:p text:style-name="P26">Supervised Learning.</text:p>
        </text:list-item>
        <text:list-item>
          <text:p text:style-name="P27">Unsupervised Learning.</text:p>
        </text:list-item>
      </text:list>
      <text:p text:style-name="P11"/>
      <text:p text:style-name="P2">Supervised Learning</text:p>
      <text:p text:style-name="P13">In supervised learning, we trained the labeled data (from which class it belongs to).</text:p>
      <text:p text:style-name="P13"/>
      <text:p text:style-name="P3">Unsupervised Learning</text:p>
      <text:p text:style-name="P14">Figures out the patterns in the data having no defined class. </text:p>
      <text:p text:style-name="P3"/>
      <text:p text:style-name="P33">Problem</text:p>
      <text:p text:style-name="P22"><text:bookmark text:name="5237"/>So, how would you write the program to estimate the value of a house like in our example above? Think about it for a second before you read further.</text:p>
      <text:p text:style-name="Text_20_body">→<text:span text:style-name="T11"> <text:s/></text:span>If you didn’t know anything about machine learning, you’d probably try to write out some basic rules for estimating the price of a house like <text:span text:style-name="T9">using (if statements).</text:span></text:p>
      <text:p text:style-name="P3">→<text:span text:style-name="T11"> </text:span><text:span text:style-name="T13">ML approach is to figure out the weights for each feature.</text:span></text:p>
      <text:p text:style-name="P3"/>
      <text:p text:style-name="P24"><text:bookmark text:name="dd54"/>def estimate_house_sales_price(num_of_bedrooms, sqft, neighborhood):</text:p>
      <text:p text:style-name="P25"><text:s text:c="2"/>price = &lt;computer, plz do some math for me&gt;</text:p>
      <text:p text:style-name="P25"><text:bookmark text:name="e63a"/><text:s text:c="2"/>return price</text:p>
      <text:p text:style-name="Standard"><text:span text:style-name="T1">One way to think about this problem is that the </text:span><text:span text:style-name="Strong_20_Emphasis"><text:span text:style-name="T1">price</text:span></text:span><text:span text:style-name="T1"> is a delicious stew and the ingredients are the </text:span><text:span text:style-name="Strong_20_Emphasis"><text:span text:style-name="T1">number of bedrooms</text:span></text:span><text:span text:style-name="T1">, the </text:span><text:span text:style-name="Strong_20_Emphasis"><text:span text:style-name="T1">square footage</text:span></text:span><text:span text:style-name="T1"> and the </text:span><text:span text:style-name="Strong_20_Emphasis"><text:span text:style-name="T1">neighborhood</text:span></text:span><text:span text:style-name="T1">. If you could just figure out how much each ingredient impacts the final price, maybe there’s an exact ratio of ingredients to stir in to make the final price.</text:span></text:p>
      <text:p text:style-name="Standard"/>
      <text:p text:style-name="Standard">we estimated the value of the house by multiplying each of its attributes by a <text:span text:style-name="Strong_20_Emphasis">weight</text:span>. Then we just added those numbers up to get the house’s value.</text:p>
      <text:p text:style-name="Standard"/>
      <text:p text:style-name="P20"><text:span text:style-name="T2">Now, suppose if we haven't the linear relationships between the inputs and the outputs. </text:span>Now we have four different price estimates. Let’s combine those four price estimates into one final estimate. We’ll run them through the same algorithm again (but using another set of weights)!</text:p>
      <text:p text:style-name="P20"/>
      <text:p text:style-name="P4"><text:span text:style-name="T2">N</text:span><text:span text:style-name="T1">eural Networks</text:span></text:p>
      <text:p text:style-name="P4"/>
      <text:p text:style-name="P15"><text:span text:style-name="T1">We can use neural networks for complex relationships </text:span><text:span text:style-name="T3">(non-linear). </text:span><text:span text:style-name="T4">The input layers are transfered to some intermediate outputs by using multiple weight groups each time. These input layers are then use same ML logic to predict the output of the system.</text:span></text:p>
      <text:p text:style-name="P5"><text:soft-page-break/><text:span text:style-name="T4">G</text:span><text:span text:style-name="T1">iving Neural Networks a Memory</text:span></text:p>
      <text:p text:style-name="P16"/>
      <text:p text:style-name="P17">The neural network we’ve seen always returns the same answer when you give it the same inputs. It has no memory. In programming terms, it’s a <text:a xlink:type="simple" xlink:href="https://en.wikipedia.org/wiki/State_%28computer_science%29" office:target-frame-name="_blank" xlink:show="new"><text:span text:style-name="Emphasis">stateless algorithm</text:span></text:a>.</text:p>
      <text:p text:style-name="P17"/>
      <text:p text:style-name="P18"><text:span text:style-name="T5">Imagine, you have to predict the first letter that a person will write? <text:s/></text:span><text:span text:style-name="T6">You will collect the stories data from the past. Figure out which letter is used more often in the past </text:span><text:span text:style-name="T7">using Neural Nets.</text:span><text:span text:style-name="T8"> </text:span><text:span text:style-name="T1"><text:s/></text:span></text:p>
      <text:p text:style-name="Standard"/>
      <text:p text:style-name="P6">Model: <text:tab/><text:tab/><text:span text:style-name="T12">Input<text:tab/><text:tab/>→ <text:tab/>Stateless NN<text:tab/><text:tab/>→ Output</text:span></text:p>
      <text:p text:style-name="P6"/>
      <text:p text:style-name="P21"><text:span text:style-name="T14">Lets change the problem to little bit harder. </text:span>I need to guess the <text:span text:style-name="Emphasis">next</text:span> letter you are going to type at any point in your story. This is a much more interesting problem.</text:p>
      <text:p text:style-name="P30"/>
      <text:p text:style-name="Preformatted_20_Text">Robert Cohn was once middleweight boxi</text:p>
      <text:p text:style-name="P12"/>
      <text:p text:style-name="P8">What letter is going to come next?</text:p>
      <text:p text:style-name="P8"/>
      <text:p text:style-name="P23"><text:bookmark text:name="a71a"/>You probably guessed ’n’ — the word is probably going to be <text:span text:style-name="Emphasis">boxing</text:span>. We know this based on the letters we’ve already seen in the sentence and our knowledge of common words in English. Also, the word ‘middleweight’ gives us an extra clue that we are talking about boxing.</text:p>
      <text:p text:style-name="Text_20_body"><text:bookmark text:name="52f9"/>In other words, it’s easy to guess the next letter if we take into account the sequence of letters that came right before it and combine that with our knowledge of the rules of English.</text:p>
      <text:p text:style-name="P7">Statefull NN</text:p>
      <text:p text:style-name="P7"/>
      <text:p text:style-name="P8"><text:span text:style-name="T15">T</text:span>o solve this problem with a neural network, we need to add <text:span text:style-name="Emphasis">state</text:span> to our model. Each time we ask our neural network for an answer, we also save a set of our intermediate calculations and re-use them the next time as part of our input. That way, our model will adjust its predictions based on the input that it has seen recently.</text:p>
      <text:p text:style-name="P8"/>
      <text:p text:style-name="P8">This is the basic idea of a <text:span text:style-name="Emphasis">Recurrent </text:span>Neural Network. We are updating the network each time we use it. This allows it to update its predictions based on what it saw most recently. It can even model patterns over time as long as we give it enough of a memory.</text:p>
      <text:p text:style-name="P8"/>
      <text:p text:style-name="P8"/>
      <text:p text:style-name="P32">Deep Learning</text:p>
      <text:p text:style-name="P32"/>
      <text:p text:style-name="P29">The main difference between ML and Deep Learning <text:span text:style-name="T16">is that in deep learning we feed data that can have many intermediate stages like images, audio and video etc. </text:span></text:p>
      <text:p text:style-name="Standard"/>
      <text:p text:style-name="P31"><text:bookmark text:name="db08"/>Tunnel Vision</text:p>
      <text:p text:style-name="Text_20_body"><text:bookmark text:name="aaf1"/>It’s really neat that simply feeding pixels into a neural network actually worked to build image recognition! Machine learning is magic! <text:span text:style-name="Emphasis">…right?</text:span></text:p>
      <text:p text:style-name="Text_20_body"><text:bookmark text:name="b8fd"/><text:span text:style-name="Emphasis">Well, of course it’s not that simple.</text:span></text:p>
      <text:p text:style-name="Text_20_body"><text:bookmark text:name="2712"/>First, the good news is that our “8” recognizer really does work well on simple images where the letter is right in the middle of the image.</text:p>
      <text:p text:style-name="Text_20_body"><text:soft-page-break/></text:p>
      <text:p text:style-name="Text_20_body"><text:bookmark text:name="0db9"/>But now the really bad news:</text:p>
      <text:p text:style-name="Text_20_body"><text:bookmark text:name="3ca4"/>Our “8” recognizer <text:span text:style-name="Emphasis">totally fails</text:span> to work when the letter isn’t perfectly centered in the image. Just the slightest position change ruins everything:</text:p>
      <text:p text:style-name="Text_20_body"><text:bookmark text:name="2eac"/>his is because our network only learned the pattern of a perfectly-centered “8”. It has absolutely no idea what an off-center “8” is. It knows exactly one pattern and one pattern only.</text:p>
      <text:p text:style-name="Text_20_body"><text:bookmark text:name="31d6"/>That’s not very useful in the real world. Real world problems are never that clean and simple. So we need to figure out how to make our neural network work in cases where the “8” isn’t perfectly centered.</text:p>
      <text:p text:style-name="P31"><text:bookmark text:name="e69c"/>Brute Force Idea #1: Searching with a SlidingWindow</text:p>
      <text:p text:style-name="P31"/>
      <text:p text:style-name="Text_20_body"><text:bookmark text:name="c3f7"/>We already created a really good program for finding an “8” centered in an image. What if we just scan all around the image for possible “8”s in smaller sections, one section at a time, until we find one?</text:p>
      <text:p text:style-name="P37">It is not an efficient approach.</text:p>
      <text:p text:style-name="P31"><text:bookmark text:name="5ee1"/>Brute Force Idea #2: More data and a Deep Neural Net</text:p>
      <text:p text:style-name="P31"/>
      <text:p text:style-name="P39"><text:bookmark text:name="e033"/><text:span text:style-name="T17">What if </text:span>we train it with more data, including “8”s in all different positions and sizes all around the image?</text:p>
      <text:p text:style-name="Text_20_body"><text:bookmark text:name="85d2"/>We don’t even need to collect new training data. We can just write a script to generate new images with the “8”s in all kinds of different positions in the image.</text:p>
      <text:p text:style-name="Text_20_body"><text:bookmark text:name="93d0"/>It doesn’t make sense to train a network to recognize an “8” at the top of a picture separately from training it to recognize an “8” at the bottom of a picture as if those were two totally different objects.</text:p>
      <text:p text:style-name="Text_20_body"><text:bookmark text:name="448f"/>There should be some way to make the neural network smart enough to know that an “8” anywhere in the picture is the same thing without all that extra training. Luckily… there is!</text:p>
      <text:p text:style-name="P34">Convolutional Neural Nework</text:p>
      <text:p text:style-name="P36">Implement Bird Detector using tflearn and TensorFlow </text:p>
      <text:p text:style-name="P36"><text:a xlink:type="simple" xlink:href="http://www.bitfusion.io/2016/08/31/training-a-bird-classifier-with-tensorflow-and-tflearn/"><text:span text:style-name="T12">http://www.bitfusion.io/2016/08/31/training-a-bird-classifier-with-tensorflow-and-tflearn/</text:span></text:a></text:p>
      <text:p text:style-name="P36"><text:span text:style-name="T12"/></text:p>
      <text:p text:style-name="P35">Recurrent Neural Networks</text:p>
      <text:p text:style-name="P35"><text:span text:style-name="T12">like most machine learning algorithms, neural networks are </text:span><text:span text:style-name="Emphasis"><text:span text:style-name="T12">stateless</text:span></text:span><text:span text:style-name="T12">. You pass in a list of numbers and the neural network calculates a result. If you pass in those same numbers again, it will always calculate the same result. It has no memory of past calculations. In other words, 2 + 2 always equals 4.</text:span></text:p>
      <text:p text:style-name="P35"><text:span text:style-name="T12">A </text:span><text:span text:style-name="Emphasis"><text:span text:style-name="T12">recurrent</text:span></text:span><text:span text:style-name="T12"> </text:span><text:span text:style-name="Emphasis"><text:span text:style-name="T12">neural network</text:span></text:span><text:span text:style-name="T12"> (or </text:span><text:span text:style-name="Emphasis"><text:span text:style-name="T12">RNN</text:span></text:span><text:span text:style-name="T12"> for short) is a slightly tweaked version of a neural network where the previous state of the neural network is one of the inputs to the next calculation. This means that previous calculations change the results of future calculations!</text:span></text:p>
      <text:p text:style-name="P31"><text:soft-page-break/></text:p>
      <text:p text:style-name="P38"/>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8:52:50.346062691</meta:creation-date>
    <dc:date>2017-03-03T17:20:01.898177004</dc:date>
    <meta:editing-duration>PT5H2M3S</meta:editing-duration>
    <meta:editing-cycles>56</meta:editing-cycles>
    <meta:generator>LibreOffice/4.2.8.2$Linux_X86_64 LibreOffice_project/420m0$Build-2</meta:generator>
    <meta:document-statistic meta:table-count="0" meta:image-count="0" meta:object-count="0" meta:page-count="4" meta:paragraph-count="58" meta:word-count="1129" meta:character-count="6545" meta:non-whitespace-character-count="5459"/>
  </office:meta>
</office:document-meta>
</file>